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3" manifest:media-type="application/vnd.oasis.opendocument.base"/>
  <manifest:file-entry manifest:full-path="Pictures/1000000100000068000000930266822D.png" manifest:media-type="image/png"/>
  <manifest:file-entry manifest:full-path="Pictures/10000001000000A9000000B2767A8009.png" manifest:media-type="image/png"/>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master-page-name="Standard">
      <style:paragraph-properties style:page-number="auto"/>
    </style:style>
    <style:style style:name="P2" style:family="paragraph" style:parent-style-name="Standard">
      <style:paragraph-properties fo:margin-left="0cm" fo:margin-right="-0.501cm" fo:margin-top="0.056cm" fo:margin-bottom="0cm" style:contextual-spacing="false" fo:line-height="0.439cm" fo:text-indent="1.27cm" style:auto-text-indent="false"/>
      <style:text-properties officeooo:paragraph-rsid="001d6977"/>
    </style:style>
    <style:style style:name="P3" style:family="paragraph" style:parent-style-name="Standard">
      <style:paragraph-properties fo:margin-left="0cm" fo:margin-right="-0.501cm" fo:margin-top="0.005cm" fo:margin-bottom="0.353cm" style:contextual-spacing="false" fo:text-indent="1.27cm" style:auto-text-indent="false"/>
    </style:style>
    <style:style style:name="P4" style:family="paragraph" style:parent-style-name="Standard">
      <style:paragraph-properties fo:margin-left="0cm" fo:margin-right="-0.501cm" fo:margin-top="0.062cm" fo:margin-bottom="0cm" style:contextual-spacing="false" fo:line-height="100%" fo:text-align="justify" style:justify-single-word="false" fo:text-indent="0cm" style:auto-text-indent="false"/>
      <style:text-properties style:font-name="Times New Roman" fo:font-size="10pt" fo:letter-spacing="-0.004cm" fo:font-weight="bold" style:font-size-asian="10pt" style:font-weight-asian="bold" style:font-name-complex="Times New Roman" style:font-size-complex="10pt" style:font-weight-complex="bold"/>
    </style:style>
    <style:style style:name="P5" style:family="paragraph" style:parent-style-name="Standard">
      <style:paragraph-properties fo:margin-left="0cm" fo:margin-right="-0.501cm" fo:margin-top="0.026cm" fo:margin-bottom="0cm" style:contextual-spacing="false" fo:line-height="0.388cm" fo:text-indent="0cm" style:auto-text-indent="false"/>
      <style:text-properties style:font-name="Times New Roman" fo:font-size="10pt" style:font-size-asian="10pt" style:font-name-complex="Times New Roman" style:font-size-complex="10pt"/>
    </style:style>
    <style:style style:name="P6" style:family="paragraph" style:parent-style-name="Standard">
      <style:paragraph-properties fo:margin-left="0cm" fo:margin-right="-0.501cm" fo:margin-top="0cm" fo:margin-bottom="0cm" style:contextual-spacing="false" fo:line-height="120%" fo:text-align="justify" style:justify-single-word="false" fo:text-indent="0cm" style:auto-text-indent="false"/>
      <style:text-properties officeooo:paragraph-rsid="001d6977"/>
    </style:style>
    <style:style style:name="P7"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style:font-size-asian="10pt" style:font-name-complex="Times New Roman" style:font-size-complex="10pt" style:text-scale="101%"/>
    </style:style>
    <style:style style:name="P8" style:family="paragraph" style:parent-style-name="Párrafo_20_de_20_lista" style:list-style-name="WW8Num1">
      <style:paragraph-properties fo:margin-left="1.27cm" fo:margin-right="-0.501cm" fo:margin-top="0cm" fo:margin-bottom="0cm" style:contextual-spacing="true" fo:line-height="100%" fo:text-align="justify" style:justify-single-word="false" fo:text-indent="-0.635cm" style:auto-text-indent="false"/>
      <style:text-properties style:font-name="Times New Roman" fo:font-size="10pt" fo:letter-spacing="0.002cm" style:font-size-asian="10pt" style:font-name-complex="Times New Roman" style:font-size-complex="10pt"/>
    </style:style>
    <style:style style:name="P9" style:family="paragraph" style:parent-style-name="Párrafo_20_de_20_lista" style:list-style-name="WW8Num1">
      <style:paragraph-properties fo:margin-left="1.27cm" fo:margin-right="-0.501cm" fo:margin-top="0cm" fo:margin-bottom="0cm" style:contextual-spacing="true" fo:line-height="100%" fo:text-align="justify" style:justify-single-word="false" fo:text-indent="-0.635cm" style:auto-text-indent="false"/>
    </style:style>
    <style:style style:name="P10" style:family="paragraph" style:parent-style-name="Párrafo_20_de_20_lista" style:list-style-name="WW8Num1">
      <style:paragraph-properties fo:margin-left="1.27cm" fo:margin-right="-0.501cm" fo:margin-top="0cm" fo:margin-bottom="0cm" style:contextual-spacing="true" fo:line-height="100%" fo:text-align="justify" style:justify-single-word="false" fo:text-indent="-0.635cm" style:auto-text-indent="false"/>
      <style:text-properties style:font-name="Times New Roman" fo:font-size="10pt" style:font-size-asian="10pt" style:font-name-complex="Times New Roman" style:font-size-complex="10pt"/>
    </style:style>
    <style:style style:name="P11" style:family="paragraph" style:parent-style-name="Standard" style:list-style-name="WW8Num2">
      <style:paragraph-properties fo:margin-left="1.752cm" fo:margin-right="-0.501cm" fo:margin-top="0cm" fo:margin-bottom="0cm" style:contextual-spacing="false" fo:line-height="100%" fo:text-align="justify" style:justify-single-word="false" fo:text-indent="-0.501cm" style:auto-text-indent="false">
        <style:tab-stops/>
      </style:paragraph-properties>
      <style:text-properties officeooo:paragraph-rsid="001d6977"/>
    </style:style>
    <style:style style:name="P12" style:family="paragraph" style:parent-style-name="Standard" style:list-style-name="WW8Num2">
      <style:paragraph-properties fo:margin-left="1.752cm" fo:margin-right="-0.501cm" fo:margin-top="0cm" fo:margin-bottom="0cm" style:contextual-spacing="false" fo:line-height="100%" fo:text-align="justify" style:justify-single-word="false" fo:text-indent="-0.501cm" style:auto-text-indent="false">
        <style:tab-stops/>
      </style:paragraph-properties>
    </style:style>
    <style:style style:name="P13" style:family="paragraph" style:parent-style-name="Standard" style:list-style-name="WW8Num5">
      <style:paragraph-properties fo:margin-left="2.501cm" fo:margin-right="-0.501cm" fo:margin-top="0cm" fo:margin-bottom="0cm" style:contextual-spacing="false" fo:line-height="100%" fo:text-align="justify" style:justify-single-word="false" fo:text-indent="-0.75cm" style:auto-text-indent="false">
        <style:tab-stops/>
      </style:paragraph-properties>
      <style:text-properties style:text-position="-30% 100%" style:font-name="Times New Roman" fo:font-size="10pt" style:font-size-asian="10pt" style:font-name-complex="Times New Roman" style:font-size-complex="10pt"/>
    </style:style>
    <style:style style:name="P14" style:family="paragraph" style:parent-style-name="Standard" style:list-style-name="WW8Num5">
      <style:paragraph-properties fo:margin-left="2.501cm" fo:margin-right="-0.501cm" fo:margin-top="0cm" fo:margin-bottom="0cm" style:contextual-spacing="false" fo:line-height="100%" fo:text-align="justify" style:justify-single-word="false" fo:text-indent="-0.75cm" style:auto-text-indent="false">
        <style:tab-stops/>
      </style:paragraph-properties>
    </style:style>
    <style:style style:name="P15"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style:font-size-asian="10pt" style:font-name-complex="Times New Roman" style:font-size-complex="10pt"/>
    </style:style>
    <style:style style:name="P16" style:family="paragraph" style:parent-style-name="Standard">
      <style:paragraph-properties fo:margin-left="0cm" fo:margin-right="-0.501cm" fo:margin-top="0cm" fo:margin-bottom="0cm" style:contextual-spacing="false" fo:line-height="100%" fo:text-align="justify" style:justify-single-word="false" fo:text-indent="-2.247cm" style:auto-text-indent="false"/>
      <style:text-properties style:font-name="Times New Roman" fo:font-size="10pt" style:font-size-asian="10pt" style:font-name-complex="Times New Roman" style:font-size-complex="10pt"/>
    </style:style>
    <style:style style:name="P17" style:family="paragraph" style:parent-style-name="Standard">
      <style:paragraph-properties fo:margin-left="2.251cm" fo:margin-right="-0.501cm" fo:margin-top="0cm" fo:margin-bottom="0cm" style:contextual-spacing="false" fo:line-height="100%" fo:text-align="justify" style:justify-single-word="false" fo:text-indent="-1cm" style:auto-text-indent="false"/>
    </style:style>
    <style:style style:name="P18"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style>
    <style:style style:name="P19"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fo:font-weight="bold" style:font-size-asian="10pt" style:font-weight-asian="bold" style:font-name-complex="Times New Roman" style:font-size-complex="10pt"/>
    </style:style>
    <style:style style:name="P20"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fo:letter-spacing="0.004cm" style:font-size-asian="10pt" style:font-name-complex="Times New Roman" style:font-size-complex="10pt"/>
    </style:style>
    <style:style style:name="P21" style:family="paragraph" style:parent-style-name="Standard">
      <style:paragraph-properties fo:margin-left="0.035cm" fo:margin-right="0cm" fo:margin-top="0.005cm" fo:margin-bottom="0cm" style:contextual-spacing="false" fo:line-height="0.363cm" fo:text-indent="0cm" style:auto-text-indent="false"/>
    </style:style>
    <style:style style:name="P22" style:family="paragraph" style:parent-style-name="Standard">
      <style:paragraph-properties fo:margin-left="0.035cm" fo:margin-right="0cm" fo:margin-top="0.005cm" fo:margin-bottom="0cm" style:contextual-spacing="false" fo:line-height="0.363cm" fo:text-indent="0cm" style:auto-text-indent="false"/>
      <style:text-properties style:font-name="Times New Roman" fo:font-size="9pt" style:font-size-asian="9pt" style:font-name-complex="Times New Roman" style:font-size-complex="9pt" style:text-scale="101%"/>
    </style:style>
    <style:style style:name="P23" style:family="paragraph" style:parent-style-name="Standard">
      <style:paragraph-properties fo:margin-left="-0.021cm" fo:margin-right="0cm" fo:margin-top="0cm" fo:margin-bottom="0cm" style:contextual-spacing="false" fo:line-height="0.321cm" fo:text-align="center" style:justify-single-word="false" fo:text-indent="0cm" style:auto-text-indent="false"/>
    </style:style>
    <style:style style:name="P24" style:family="paragraph" style:parent-style-name="Standard">
      <style:paragraph-properties fo:margin-left="0.386cm" fo:margin-right="0.344cm" fo:margin-top="0.03cm" fo:margin-bottom="0cm" style:contextual-spacing="false" fo:line-height="100%" fo:text-align="center" style:justify-single-word="false" fo:text-indent="0cm" style:auto-text-indent="false"/>
    </style:style>
    <style:style style:name="P25"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style>
    <style:style style:name="P26"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text-properties style:font-name="Times New Roman" fo:font-size="9pt" style:font-size-asian="9pt" style:font-name-complex="Times New Roman" style:font-size-complex="9pt"/>
    </style:style>
    <style:style style:name="P27" style:family="paragraph">
      <loext:graphic-properties draw:fill="solid" draw:fill-color="#c7c7c7" draw:opacity="100%"/>
      <style:paragraph-properties style:writing-mode="lr-tb"/>
    </style:style>
    <style:style style:name="T1" style:family="text">
      <style:text-properties style:text-position="-4% 100%" style:font-name="Times New Roman" fo:font-weight="bold" style:font-weight-asian="bold" style:font-name-complex="Times New Roman" style:font-weight-complex="bold"/>
    </style:style>
    <style:style style:name="T2" style:family="text">
      <style:text-properties style:font-name="Times New Roman" style:font-name-complex="Times New Roman"/>
    </style:style>
    <style:style style:name="T3" style:family="text">
      <style:text-properties officeooo:rsid="001d6977"/>
    </style:style>
    <style:style style:name="T4" style:family="text">
      <style:text-properties style:text-position="-4% 100%" style:font-name="Times New Roman" fo:letter-spacing="-0.002cm" fo:font-weight="bold" style:font-name-asian="Times New Roman" style:font-weight-asian="bold" style:font-name-complex="Times New Roman" style:font-weight-complex="bold"/>
    </style:style>
    <style:style style:name="T5" style:family="text">
      <style:text-properties style:text-position="-4% 100%" style:font-name="Times New Roman" fo:font-weight="bold" style:font-name-asian="Times New Roman" style:font-weight-asian="bold" style:font-name-complex="Times New Roman" style:font-weight-complex="bold"/>
    </style:style>
    <style:style style:name="T6" style:family="text">
      <style:text-properties style:font-name="Times New Roman" fo:letter-spacing="0.004cm" fo:font-weight="bold" style:font-name-asian="Times New Roman"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Times New Roman" style:font-weight-complex="bold"/>
    </style:style>
    <style:style style:name="T8" style:family="text">
      <style:text-properties style:font-name="Times New Roman" fo:font-weight="normal" style:font-name-asian="Times New Roman" style:font-weight-asian="normal" style:font-name-complex="Times New Roman" style:font-weight-complex="normal"/>
    </style:style>
    <style:style style:name="T9" style:family="text">
      <style:text-properties style:text-position="-4% 100%" style:font-name="Times New Roman" fo:letter-spacing="-0.004cm" fo:font-weight="bold" style:font-name-asian="Times New Roman" style:font-weight-asian="bold" style:font-name-complex="Times New Roman" style:font-weight-complex="bold"/>
    </style:style>
    <style:style style:name="T10" style:family="text">
      <style:text-properties style:font-name="Times New Roman" officeooo:rsid="0010eac1" style:font-name-complex="Times New Roman"/>
    </style:style>
    <style:style style:name="T11" style:family="text">
      <style:text-properties style:font-name="Times New Roman" fo:font-size="10pt" style:font-size-asian="10pt" style:font-name-complex="Times New Roman" style:font-size-complex="10pt"/>
    </style:style>
    <style:style style:name="T12" style:family="text">
      <style:text-properties style:font-name="Times New Roman" fo:font-size="10pt" fo:letter-spacing="0.002cm" style:font-size-asian="10pt" style:font-name-complex="Times New Roman" style:font-size-complex="10pt"/>
    </style:style>
    <style:style style:name="T13" style:family="text">
      <style:text-properties style:font-name="Times New Roman" fo:font-size="10pt" fo:letter-spacing="0.002cm" officeooo:rsid="000fa872" style:font-size-asian="10pt" style:font-name-complex="Times New Roman" style:font-size-complex="10pt"/>
    </style:style>
    <style:style style:name="T14" style:family="text">
      <style:text-properties style:font-name="Times New Roman" fo:font-size="10pt" fo:letter-spacing="0.004cm" style:font-size-asian="10pt" style:font-name-complex="Times New Roman" style:font-size-complex="10pt"/>
    </style:style>
    <style:style style:name="T15" style:family="text">
      <style:text-properties style:font-name="Times New Roman" fo:font-size="10pt" fo:letter-spacing="0.004cm" officeooo:rsid="000fa872" style:font-size-asian="10pt" style:font-name-complex="Times New Roman" style:font-size-complex="10pt"/>
    </style:style>
    <style:style style:name="T16" style:family="text">
      <style:text-properties style:font-name="Times New Roman" fo:font-size="10pt" fo:letter-spacing="-0.002cm" style:font-size-asian="10pt" style:font-name-complex="Times New Roman" style:font-size-complex="10pt"/>
    </style:style>
    <style:style style:name="T17" style:family="text">
      <style:text-properties style:font-name="Times New Roman" fo:font-size="10pt" fo:letter-spacing="-0.002cm" officeooo:rsid="000fa872" style:font-size-asian="10pt" style:font-name-complex="Times New Roman" style:font-size-complex="10pt"/>
    </style:style>
    <style:style style:name="T18" style:family="text">
      <style:text-properties style:font-name="Times New Roman" fo:font-size="10pt" fo:letter-spacing="0.025cm" style:font-size-asian="10pt" style:font-name-complex="Times New Roman" style:font-size-complex="10pt"/>
    </style:style>
    <style:style style:name="T19" style:family="text">
      <style:text-properties style:font-name="Times New Roman" fo:font-size="10pt" fo:letter-spacing="0.026cm" style:font-size-asian="10pt" style:font-name-complex="Times New Roman" style:font-size-complex="10pt"/>
    </style:style>
    <style:style style:name="T20" style:family="text">
      <style:text-properties style:font-name="Times New Roman" fo:font-size="10pt" fo:letter-spacing="-0.005cm" style:font-size-asian="10pt" style:font-name-complex="Times New Roman" style:font-size-complex="10pt"/>
    </style:style>
    <style:style style:name="T21" style:family="text">
      <style:text-properties style:font-name="Times New Roman" fo:font-size="10pt" fo:letter-spacing="0.023cm" style:font-size-asian="10pt" style:font-name-complex="Times New Roman" style:font-size-complex="10pt"/>
    </style:style>
    <style:style style:name="T22" style:family="text">
      <style:text-properties style:font-name="Times New Roman" fo:font-size="10pt" style:font-size-asian="10pt" style:font-name-complex="Times New Roman" style:font-size-complex="10pt" style:text-scale="101%"/>
    </style:style>
    <style:style style:name="T23" style:family="text">
      <style:text-properties style:font-name="Times New Roman" fo:font-size="10pt" fo:letter-spacing="-0.011cm" style:font-size-asian="10pt" style:font-name-complex="Times New Roman" style:font-size-complex="10pt"/>
    </style:style>
    <style:style style:name="T24" style:family="text">
      <style:text-properties style:font-name="Times New Roman" fo:font-size="10pt" fo:letter-spacing="-0.004cm" style:font-size-asian="10pt" style:font-name-complex="Times New Roman" style:font-size-complex="10pt"/>
    </style:style>
    <style:style style:name="T25" style:family="text">
      <style:text-properties fo:font-weight="bold" style:font-weight-asian="bold" style:font-weight-complex="bold"/>
    </style:style>
    <style:style style:name="T26" style:family="text">
      <style:text-properties style:font-name="Times New Roman" fo:font-size="10pt" fo:letter-spacing="-0.007cm" style:font-size-asian="10pt" style:font-name-complex="Times New Roman" style:font-size-complex="10pt" style:text-scale="101%"/>
    </style:style>
    <style:style style:name="T27" style:family="text">
      <style:text-properties style:font-name="Times New Roman" fo:font-size="10pt" fo:letter-spacing="0.018cm" style:font-size-asian="10pt" style:font-name-complex="Times New Roman" style:font-size-complex="10pt"/>
    </style:style>
    <style:style style:name="T28" style:family="text">
      <style:text-properties style:font-name="Times New Roman" fo:font-size="10pt" fo:letter-spacing="-0.004cm" officeooo:rsid="000fa872" style:font-size-asian="10pt" style:font-name-complex="Times New Roman" style:font-size-complex="10pt"/>
    </style:style>
    <style:style style:name="T29" style:family="text">
      <style:text-properties style:font-name="Times New Roman" fo:font-size="10pt" fo:letter-spacing="0.005cm" style:font-size-asian="10pt" style:font-name-complex="Times New Roman" style:font-size-complex="10pt"/>
    </style:style>
    <style:style style:name="T30" style:family="text">
      <style:text-properties style:font-name="Times New Roman" fo:font-size="10pt" fo:letter-spacing="0.012cm" style:font-size-asian="10pt" style:font-name-complex="Times New Roman" style:font-size-complex="10pt"/>
    </style:style>
    <style:style style:name="T31" style:family="text">
      <style:text-properties style:font-name="Times New Roman" fo:font-size="10pt" fo:letter-spacing="-0.002cm" style:font-name-asian="Times New Roman" style:font-size-asian="10pt" style:font-name-complex="Times New Roman" style:font-size-complex="10pt"/>
    </style:style>
    <style:style style:name="T32" style:family="text">
      <style:text-properties style:font-name="Times New Roman" fo:font-size="10pt" style:font-name-asian="Times New Roman" style:font-size-asian="10pt" style:font-name-complex="Times New Roman" style:font-size-complex="10pt"/>
    </style:style>
    <style:style style:name="T33" style:family="text">
      <style:text-properties style:font-name="Times New Roman" fo:font-size="10pt" officeooo:rsid="000e185e" style:font-name-asian="Times New Roman" style:font-size-asian="10pt" style:font-name-complex="Times New Roman" style:font-size-complex="10pt"/>
    </style:style>
    <style:style style:name="T34" style:family="text">
      <style:text-properties style:font-name="Times New Roman" fo:font-size="9pt" fo:letter-spacing="-0.002cm" style:font-size-asian="9pt" style:font-name-complex="Times New Roman" style:font-size-complex="9pt"/>
    </style:style>
    <style:style style:name="T35" style:family="text">
      <style:text-properties style:font-name="Times New Roman" fo:font-size="9pt" fo:letter-spacing="0.002cm" style:font-size-asian="9pt" style:font-name-complex="Times New Roman" style:font-size-complex="9pt"/>
    </style:style>
    <style:style style:name="T36" style:family="text">
      <style:text-properties style:font-name="Times New Roman" fo:font-size="10pt" fo:font-weight="bold" style:font-size-asian="10pt" style:font-weight-asian="bold" style:font-name-complex="Times New Roman" style:font-size-complex="10pt"/>
    </style:style>
    <style:style style:name="T37" style:family="text">
      <style:text-properties style:font-name="Times New Roman" fo:font-size="10pt" fo:letter-spacing="-0.004cm" fo:font-weight="bold" style:font-size-asian="10pt" style:font-weight-asian="bold" style:font-name-complex="Times New Roman" style:font-size-complex="10pt"/>
    </style:style>
    <style:style style:name="T38" style:family="text">
      <style:text-properties style:font-name="Times New Roman" fo:font-size="10pt" fo:letter-spacing="0.002cm" fo:font-weight="bold" style:font-size-asian="10pt" style:font-weight-asian="bold" style:font-name-complex="Times New Roman" style:font-size-complex="10pt"/>
    </style:style>
    <style:style style:name="T39" style:family="text">
      <style:text-properties style:font-name="Times New Roman" fo:font-size="9pt" fo:letter-spacing="-0.005cm" style:font-size-asian="9pt" style:font-name-complex="Times New Roman" style:font-size-complex="9pt" style:text-scale="101%"/>
    </style:style>
    <style:style style:name="T40" style:family="text">
      <style:text-properties style:font-name="Times New Roman" fo:font-size="9pt" fo:letter-spacing="0.004cm" style:font-size-asian="9pt" style:font-name-complex="Times New Roman" style:font-size-complex="9pt" style:text-scale="101%"/>
    </style:style>
    <style:style style:name="T41" style:family="text">
      <style:text-properties style:font-name="Times New Roman" fo:font-size="9pt" fo:letter-spacing="-0.004cm" style:font-size-asian="9pt" style:font-name-complex="Times New Roman" style:font-size-complex="9pt" style:text-scale="101%"/>
    </style:style>
    <style:style style:name="T42" style:family="text">
      <style:text-properties style:font-name="Times New Roman" fo:font-size="9pt" fo:letter-spacing="-0.002cm" style:font-size-asian="9pt" style:font-name-complex="Times New Roman" style:font-size-complex="9pt" style:text-scale="101%"/>
    </style:style>
    <style:style style:name="T43" style:family="text">
      <style:text-properties style:font-name="Times New Roman" fo:font-size="9pt" style:font-size-asian="9pt" style:font-name-complex="Times New Roman" style:font-size-complex="9pt" style:text-scale="101%"/>
    </style:style>
    <style:style style:name="T44" style:family="text">
      <style:text-properties style:font-name="Times New Roman" fo:font-size="9pt" fo:letter-spacing="-0.004cm" style:font-size-asian="9pt" style:font-name-complex="Times New Roman" style:font-size-complex="9pt"/>
    </style:style>
    <style:style style:name="T45" style:family="text">
      <style:text-properties style:font-name="Times New Roman" fo:font-size="9pt" style:font-size-asian="9pt" style:font-name-complex="Times New Roman" style:font-size-complex="9pt"/>
    </style:style>
    <style:style style:name="T46" style:family="text">
      <style:text-properties style:font-name="Times New Roman" fo:font-size="9pt" fo:letter-spacing="0.005cm" style:font-size-asian="9pt" style:font-name-complex="Times New Roman" style:font-size-complex="9pt"/>
    </style:style>
    <style:style style:name="T47"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T48"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T49" style:family="text">
      <style:text-properties style:font-name="Times New Roman" fo:font-size="9pt" fo:letter-spacing="0.011cm" fo:language="es" fo:country="ES" fo:font-weight="bold" style:font-size-asian="9pt" style:font-weight-asian="bold" style:font-name-complex="Times New Roman" style:font-size-complex="9pt" style:font-weight-complex="bold" style:text-scale="98%"/>
    </style:style>
    <style:style style:name="T50" style:family="text">
      <style:text-properties style:font-name="Times New Roman" fo:font-size="9pt" fo:language="es" fo:country="ES" fo:font-weight="bold" style:font-size-asian="9pt" style:font-weight-asian="bold" style:font-name-complex="Times New Roman" style:font-size-complex="9pt" style:font-weight-complex="bold" style:text-scale="98%"/>
    </style:style>
    <style:style style:name="T51"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T52"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T53" style:family="text">
      <style:text-properties style:font-name="Times New Roman" fo:font-size="9pt" fo:letter-spacing="0.009cm" fo:language="es" fo:country="ES" fo:font-weight="bold" style:font-size-asian="9pt" style:font-weight-asian="bold" style:font-name-complex="Times New Roman" style:font-size-complex="9pt" style:font-weight-complex="bold" style:text-scale="98%"/>
    </style:style>
    <style:style style:name="T54"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T55" style:family="text">
      <style:text-properties style:font-name="Times New Roman" fo:font-size="9pt" fo:language="es" fo:country="ES" fo:font-weight="bold" style:font-size-asian="9pt" style:font-weight-asian="bold" style:font-name-complex="Times New Roman" style:font-size-complex="9pt" style:font-weight-complex="bold"/>
    </style:style>
    <style:style style:name="T56" style:family="text">
      <style:text-properties style:font-name="Times New Roman" fo:font-size="9pt" fo:letter-spacing="0.074cm" fo:language="es" fo:country="ES" fo:font-weight="bold" style:font-size-asian="9pt" style:font-weight-asian="bold" style:font-name-complex="Times New Roman" style:font-size-complex="9pt" style:font-weight-complex="bold"/>
    </style:style>
    <style:style style:name="T57"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T58" style:family="text">
      <style:text-properties style:font-name="Times New Roman" fo:font-size="9pt" fo:letter-spacing="0.076cm" fo:language="es" fo:country="ES" fo:font-weight="bold" style:font-size-asian="9pt" style:font-weight-asian="bold" style:font-name-complex="Times New Roman" style:font-size-complex="9pt" style:font-weight-complex="bold"/>
    </style:style>
    <style:style style:name="T59" style:family="text">
      <style:text-properties style:font-name="Times New Roman" fo:font-size="9pt" fo:letter-spacing="-0.005cm" fo:language="es" fo:country="ES" fo:font-weight="bold" style:font-size-asian="9pt" style:font-weight-asian="bold" style:font-name-complex="Times New Roman" style:font-size-complex="9pt" style:font-weight-complex="bold" style:text-scale="98%"/>
    </style:style>
    <style:style style:name="T60" style:family="text">
      <style:text-properties style:font-name="Times New Roman" fo:font-size="9pt" fo:language="es" fo:country="ES" style:font-size-asian="9pt" style:font-name-complex="Times New Roman" style:font-size-complex="9pt"/>
    </style:style>
    <style:style style:name="T61" style:family="text">
      <style:text-properties style:font-name="Times New Roman" fo:font-size="9pt" fo:letter-spacing="-0.004cm" fo:language="es" fo:country="ES" style:font-size-asian="9pt" style:font-name-complex="Times New Roman" style:font-size-complex="9pt"/>
    </style:style>
    <style:style style:name="T62" style:family="text">
      <style:text-properties style:font-name="Times New Roman" fo:font-size="9pt" fo:letter-spacing="-0.002cm" fo:language="es" fo:country="ES" style:font-size-asian="9pt" style:font-name-complex="Times New Roman" style:font-size-complex="9pt"/>
    </style:style>
    <style:style style:name="T63" style:family="text">
      <style:text-properties style:font-name="Times New Roman" fo:font-size="9pt" fo:letter-spacing="-0.007cm" fo:language="es" fo:country="ES" style:font-size-asian="9pt" style:font-name-complex="Times New Roman" style:font-size-complex="9pt"/>
    </style:style>
    <style:style style:name="T64" style:family="text">
      <style:text-properties style:font-name="Times New Roman" fo:font-size="9pt" fo:letter-spacing="0.009cm" fo:language="es" fo:country="ES" style:font-size-asian="9pt" style:font-name-complex="Times New Roman" style:font-size-complex="9pt"/>
    </style:style>
    <style:style style:name="T65" style:family="text">
      <style:text-properties style:font-name="Times New Roman" fo:font-size="9pt" fo:letter-spacing="-0.009cm" fo:language="es" fo:country="ES" style:font-size-asian="9pt" style:font-name-complex="Times New Roman" style:font-size-complex="9pt"/>
    </style:style>
    <style:style style:name="T66" style:family="text">
      <style:text-properties style:font-name="Times New Roman" fo:font-size="9pt" fo:letter-spacing="0.004cm" fo:language="es" fo:country="ES" style:font-size-asian="9pt" style:font-name-complex="Times New Roman" style:font-size-complex="9pt"/>
    </style:style>
    <style:style style:name="T67" style:family="text">
      <style:text-properties style:font-name="Times New Roman" fo:font-size="9pt" fo:letter-spacing="-0.012cm" fo:language="es" fo:country="ES" style:font-size-asian="9pt" style:font-name-complex="Times New Roman" style:font-size-complex="9pt"/>
    </style:style>
    <style:style style:name="T68" style:family="text">
      <style:text-properties style:font-name="Times New Roman" fo:font-size="9pt" fo:letter-spacing="0.009cm" fo:language="es" fo:country="ES" style:font-size-asian="9pt" style:font-name-complex="Times New Roman" style:font-size-complex="9pt" style:text-scale="99%"/>
    </style:style>
    <style:style style:name="T69" style:family="text">
      <style:text-properties style:font-name="Times New Roman" fo:font-size="9pt" fo:language="es" fo:country="ES" style:font-size-asian="9pt" style:font-name-complex="Times New Roman" style:font-size-complex="9pt" style:text-scale="99%"/>
    </style:style>
    <style:style style:name="T70" style:family="text">
      <style:text-properties style:font-name="Times New Roman" fo:font-size="9pt" fo:letter-spacing="-0.004cm" fo:language="es" fo:country="ES" style:font-size-asian="9pt" style:font-name-complex="Times New Roman" style:font-size-complex="9pt" style:text-scale="99%"/>
    </style:style>
    <style:style style:name="T71" style:family="text">
      <style:text-properties style:font-name="Times New Roman" fo:font-size="9pt" fo:letter-spacing="0.004cm" fo:language="es" fo:country="ES" style:font-size-asian="9pt" style:font-name-complex="Times New Roman" style:font-size-complex="9pt" style:text-scale="99%"/>
    </style:style>
    <style:style style:name="T72" style:family="text">
      <style:text-properties style:font-name="Times New Roman" fo:font-size="9pt" fo:letter-spacing="-0.002cm" fo:language="es" fo:country="ES" style:font-size-asian="9pt" style:font-name-complex="Times New Roman" style:font-size-complex="9pt" style:text-scale="99%"/>
    </style:style>
    <style:style style:name="T73" style:family="text">
      <style:text-properties style:font-name="Times New Roman" fo:font-size="9pt" fo:letter-spacing="-0.009cm" fo:language="es" fo:country="ES" style:font-size-asian="9pt" style:font-name-complex="Times New Roman" style:font-size-complex="9pt" style:text-scale="99%"/>
    </style:style>
    <style:style style:name="T74" style:family="text">
      <style:text-properties style:font-name="Times New Roman" fo:font-size="9pt" fo:letter-spacing="-0.012cm" fo:language="es" fo:country="ES" style:font-name-asian="Times New Roman" style:font-size-asian="9pt" style:font-name-complex="Times New Roman" style:font-size-complex="9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style:writing-mode="lr-tb" loext:decorative="false" fo:margin-left="0.319cm" fo:margin-right="0.3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c7c7c7" draw:opacity="100%" draw:textarea-horizontal-align="left" draw:textarea-vertical-align="top" draw:auto-grow-height="false" fo:min-height="0cm" fo:min-width="4.105cm" fo:padding-top="0.224cm" fo:padding-bottom="0.224cm" fo:padding-left="0.448cm" fo:padding-right="0.448cm" fo:wrap-option="wrap" draw:shadow-color="#808080" style:writing-mode="lr-tb" loext:decorative="false" style:run-through="background"/>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Reporting Officer:</text:span><text:span text:style-name="T2"> </text:span>{{<text:span text:style-name="T3">INSTRUCTOR</text:span>}} <text:span text:style-name="T2"><text:tab/> <text:s text:c="6"/><text:tab/></text:span><text:span text:style-name="T4">Police Report Nr</text:span><text:span text:style-name="T5">:</text:span><text:span text:style-name="T2"> </text:span>{{DILIGENCIAS}}</text:p>
      <text:section text:style-name="Sect1" text:name="Sección1">
        <text:p text:style-name="P3"><text:span text:style-name="T6">Secretary</text:span><text:span text:style-name="T7">:</text:span><text:span text:style-name="T8"> </text:span><text:span text:style-name="T2"><text:tab/><text:tab/><text:tab/><text:tab/> <text:s text:c="6"/><text:tab/></text:span><text:span text:style-name="T9">Unit or Department</text:span><text:span text:style-name="T5">:</text:span><text:span text:style-name="T2"> </text:span><text:span text:style-name="T10">Cª Local Sur de Tenerife</text:span></text:p>
        <text:p text:style-name="P4">PROCEEDINGS OF INFORMATION OF RIGHTS TO THE ARESTEE BY CRIMINAL OFFENCE </text:p>
        <text:p text:style-name="P5"/>
        <text:p text:style-name="P6"><text:span text:style-name="T11">I</text:span><text:span text:style-name="T12">n </text:span><text:span text:style-name="T13">Comisaría Local Sur-Tenerife</text:span><text:span text:style-name="T11">,</text:span><text:span text:style-name="T14"> </text:span><text:span text:style-name="T11">at</text:span><text:span text:style-name="T14"> </text:span><text:span text:style-name="T15"><text:time style:data-style-name="N60" text:time-value="2025-09-10T11:07:47.832031287">11:04</text:time></text:span><text:span text:style-name="T14"><text:s/></text:span><text:span text:style-name="T16">h</text:span><text:span text:style-name="T12">ou</text:span><text:span text:style-name="T11">r</text:span><text:span text:style-name="T16">s, on </text:span><text:span text:style-name="T17"><text:date style:data-style-name="N36" text:date-value="2025-09-10T11:07:47.832959792">09/10/2025</text:date></text:span><text:span text:style-name="T11"><text:s/></text:span><text:span text:style-name="T18"><text:s/>by the officers of the National Police Force above named <text:s/>and pursuant to</text:span><text:span text:style-name="T19"> </text:span><text:span text:style-name="T11">A</text:span><text:span text:style-name="T20">r</text:span><text:span text:style-name="T14">ticle</text:span><text:span text:style-name="T21"> </text:span><text:span text:style-name="T11">520</text:span><text:span text:style-name="T19"> of the</text:span><text:span text:style-name="T22"> </text:span><text:span text:style-name="T23">L</text:span><text:span text:style-name="T16">E</text:span><text:span text:style-name="T24">C</text:span><text:span text:style-name="T12">r</text:span><text:span text:style-name="T14">i</text:span><text:span text:style-name="T24">m</text:span><text:span text:style-name="T14">., (Spanish Criminal Procedure) </text:span><text:span text:style-name="T25">{{Nombre}} {{APELLIDOS}}</text:span> <text:span text:style-name="T26">whose particulars are already recorded) is informed again</text:span><text:span text:style-name="T27"> that he/she has been arrested by his/her alleged participation in the criminal facts:</text:span><text:span text:style-name="T11"> </text:span><text:span text:style-name="T25">{{DELITO}} </text:span></text:p>
        <text:p text:style-name="P7">Likewise, the arrestee is also informed about his/her arrest maximum legal period and the procedure to lodge an appeal against this decision, as well as about his/her constitutional rights from this moment, consisting in:</text:p>
        <text:p text:style-name="P7"/>
        <text:list text:style-name="WW8Num1">
          <text:list-item>
            <text:p text:style-name="P8">Right to be silent, not to make any statement, and/or not to answer a question or all the questions he/she is made, and right to state that he/she will make a statement before the judge.</text:p>
          </text:list-item>
          <text:list-item>
            <text:p text:style-name="P9"><text:span text:style-name="T11">Not to make any statement against yourself and not to plead guilty.</text:span><text:span text:style-name="T12"> </text:span></text:p>
          </text:list-item>
          <text:list-item>
            <text:p text:style-name="P10">Right to nominate a lawyer, regardless of the LECrim (Criminal Procedure Act) Article 527 (1.a) provisions and to be assisted by the same without any unjustified delay. In case that the geographical distance make impossible the immediate lawyer assistance, the arrestee will be made available telephone or video conference with the lawyer, except when it is impossible.</text:p>
          </text:list-item>
        </text:list>
      </text:section>
      <text:section text:style-name="Sect2" text:name="Sección2">
        <text:list xml:id="list110749020990562" text:continue-numbering="true" text:style-name="WW8Num1">
          <text:list-item>
            <text:p text:style-name="P9"><text:span text:style-name="T12">Right to know the police performance elements that could be essential for lodging an appeal against both the arrest and the freedom deprivation i.e.</text:span><text:span text:style-name="T11">:</text:span></text:p>
          </text:list-item>
        </text:list>
        <text:list text:style-name="WW8Num2">
          <text:list-item>
            <text:p text:style-name="P11"><text:span text:style-name="T24">Arrest place, date and time: </text:span>{{LUGAR DE LA DETENCIÓN}}<text:span text:style-name="T28">/ </text:span><text:span text:style-name="T28"><text:date style:data-style-name="N37" text:date-value="2025-09-10T11:07:47.839685641">09/10/25</text:date></text:span><text:span text:style-name="T28"><text:s/>/</text:span>{{HORA DE LA DETENCIÓN}}<text:span text:style-name="T28"> h </text:span></text:p>
          </text:list-item>
          <text:list-item>
            <text:p text:style-name="P11"><text:span text:style-name="T24">Crime perpetration:</text:span>{{LUGAR DEL HECHO}}<text:span text:style-name="T28">/ </text:span><text:span text:style-name="T28"><text:date style:data-style-name="N37" text:date-value="2025-09-10T11:07:47.840842972">09/10/25</text:date></text:span><text:span text:style-name="T28"><text:s/>/</text:span>{{HORA DEL HECHO}}<text:span text:style-name="T28"> h </text:span></text:p>
          </text:list-item>
          <text:list-item>
            <text:p text:style-name="P12"><text:span text:style-name="T11">Crime perpetration participation evidences:</text:span>{{INDICIOS POR LOS QUE SE DETIENE}} </text:p>
          </text:list-item>
        </text:list>
        <text:list text:style-name="WW8Num5">
          <text:list-item>
            <text:list>
              <text:list-item>
                <text:p text:style-name="P13">By witness statement. </text:p>
              </text:list-item>
              <text:list-item>
                <text:p text:style-name="P13">By identification by witness.</text:p>
              </text:list-item>
              <text:list-item>
                <text:p text:style-name="P13">By finger prints or other traces.</text:p>
              </text:list-item>
              <text:list-item>
                <text:p text:style-name="P14"><text:span text:style-name="T11">O</text:span><text:span text:style-name="T14">ther issues </text:span></text:p>
              </text:list-item>
            </text:list>
          </text:list-item>
        </text:list>
        <text:list text:continue-list="list110749020990562" text:style-name="WW8Num1">
          <text:list-item>
            <text:p text:style-name="P8">Right to inform his/her family members or another chosen person, without unjustified delay, about his/her deprivation of liberty and the custody place in every moment. Foreigners, under above mentioned circumstances, will have the right to inform their corresponding country Consular Mission to Spain. </text:p>
          </text:list-item>
          <text:list-item>
            <text:p text:style-name="P9"><text:span text:style-name="T12">Right to communicate by telephone, without undue delay with a third party of his/her choice. This communication will take place in presence of <text:s/>a police officer, or if it is the case, before a civil servant selected by the judge or prosecutor, without prejudice of the provisions of Article 527 of the LECrim.</text:span><text:span text:style-name="T11">.</text:span></text:p>
          </text:list-item>
          <text:list-item>
            <text:p text:style-name="P8">Right to be visited by his/her country consular authorities, to communicate and to maintain correspondence with them </text:p>
          </text:list-item>
          <text:list-item>
            <text:p text:style-name="P9"><text:span text:style-name="T29">Right to be assisted, free of charge, by an interpreter </text:span><text:span text:style-name="T11">when the involved person is a foreigner who does not understand Spanish, or the official language of the undergoing procedure or if he/she is a deaf person</text:span><text:span text:style-name="T14"> or a person with hearing impairment</text:span><text:span text:style-name="T11">,</text:span><text:span text:style-name="T30"> as well as other persons with language-speech difficulties.</text:span></text:p>
          </text:list-item>
          <text:list-item>
            <text:p text:style-name="P10">Right to be examined by a forensic doctor or legal substitute or in the absence thereof by the medical practitioner belonging to the Institution where he/she is arrested, or by any other answerable to the State, or another public administration institution.</text:p>
          </text:list-item>
          <text:list-item>
            <text:p text:style-name="P8">Right to request free of charge legal advice, the procedure to make it, and conditions to be granted the same.</text:p>
          </text:list-item>
        </text:list>
        <text:p text:style-name="P15"/>
        <text:p text:style-name="P15">Making use of the above mentioned rights, the defendant states that he/she wishes:</text:p>
        <text:p text:style-name="P16"/>
        <text:p text:style-name="P17"><field:fieldmark text:name="__Fieldmark__876_4004929513" field:type="vnd.oasis.opendocument.field.FORMCHECKBOX"><field:param field:name="Checkbox_HelpText" field:value=""/><field:param field:name="Checkbox_Name" field:value="Casilla1"/></field:fieldmark><text:span text:style-name="T11"><text:tab/>To make a statement</text:span></text:p>
        <text:p text:style-name="P17"><field:fieldmark text:name="__Fieldmark__882_4004929513" field:type="vnd.oasis.opendocument.field.FORMCHECKBOX"><field:param field:name="Checkbox_Checked" field:value="false"/><field:param field:name="Checkbox_HelpText" field:value=""/><field:param field:name="Checkbox_Name" field:value="Casilla1"/></field:fieldmark><text:span text:style-name="T31"><text:tab/></text:span><text:span text:style-name="T12">To be assisted by the lawyer Mr</text:span><text:span text:style-name="T11">/Ms </text:span><field:fieldmark-start text:name="__Fieldmark__561_2857359262" field:type="vnd.oasis.opendocument.field.FORMTEXT"><field:param field:name="Description" field:value=""/><field:param field:name="Name" field:value="Texto5"/></field:fieldmark-start><field:fieldmark-separator/><field:fieldmark-end/></text:p>
        <text:p text:style-name="P17"><field:fieldmark text:name="__Fieldmark__898_4004929513" field:type="vnd.oasis.opendocument.field.FORMCHECKBOX"><field:param field:name="Checkbox_Checked" field:value="true"/><field:param field:name="Checkbox_HelpText" field:value=""/><field:param field:name="Checkbox_Name" field:value="Casilla1"/></field:fieldmark><text:span text:style-name="T11"><text:tab/></text:span><text:span text:style-name="T12">To be assisted by a Bar lawyer free of charge</text:span></text:p>
        <text:p text:style-name="P17"><field:fieldmark text:name="__Fieldmark__906_4004929513" field:type="vnd.oasis.opendocument.field.FORMCHECKBOX"><field:param field:name="Checkbox_Checked" field:value="false"/><field:param field:name="Checkbox_HelpText" field:value=""/><field:param field:name="Checkbox_Name" field:value="Casilla1"/></field:fieldmark><text:span text:style-name="T11"><text:tab/>To inform about his/her arrest and place of custody:</text:span><field:fieldmark-start text:name="__Fieldmark__578_2857359262" field:type="vnd.oasis.opendocument.field.FORMTEXT"><field:param field:name="Description" field:value=""/><field:param field:name="Name" field:value="Texto5"/></field:fieldmark-start><field:fieldmark-separator/><field:fieldmark-end/></text:p>
        <text:p text:style-name="P17"><field:fieldmark text:name="__Fieldmark__918_4004929513" field:type="vnd.oasis.opendocument.field.FORMCHECKBOX"><field:param field:name="Checkbox_Checked" field:value="false"/><field:param field:name="Checkbox_HelpText" field:value=""/><field:param field:name="Checkbox_Name" field:value="Casilla1"/></field:fieldmark><text:span text:style-name="T11"><text:tab/>That he/she wants to make a telephone call to:</text:span><field:fieldmark-start text:name="__Fieldmark__587_2857359262" field:type="vnd.oasis.opendocument.field.FORMTEXT"><field:param field:name="Description" field:value=""/><field:param field:name="Name" field:value="Texto5"/></field:fieldmark-start><field:fieldmark-separator/><field:fieldmark-end/></text:p>
        <text:p text:style-name="P17"><field:fieldmark text:name="__Fieldmark__930_4004929513" field:type="vnd.oasis.opendocument.field.FORMCHECKBOX"><field:param field:name="Checkbox_Checked" field:value="true"/><field:param field:name="Checkbox_HelpText" field:value=""/><field:param field:name="Checkbox_Name" field:value=""/></field:fieldmark><text:span text:style-name="T11"><text:tab/></text:span><text:span text:style-name="T12">To be assisted by an interpreter</text:span><text:span text:style-name="T32"> (</text:span><text:span text:style-name="T33">INGLÉS</text:span><text:span text:style-name="T32">)</text:span></text:p>
        <text:p text:style-name="P17"><field:fieldmark text:name="__Fieldmark__944_4004929513" field:type="vnd.oasis.opendocument.field.FORMCHECKBOX"><field:param field:name="Checkbox_Checked" field:value="false"/><field:param field:name="Checkbox_HelpText" field:value=""/><field:param field:name="Checkbox_Name" field:value=""/></field:fieldmark><text:span text:style-name="T31"><text:tab/></text:span><text:span text:style-name="T12">To be examined by a doctor.</text:span></text:p>
        <text:p text:style-name="P17"><field:fieldmark text:name="__Fieldmark__952_4004929513" field:type="vnd.oasis.opendocument.field.FORMCHECKBOX"><field:param field:name="Checkbox_HelpText" field:value=""/><field:param field:name="Checkbox_Name" field:value="Casilla1"/></field:fieldmark><text:span text:style-name="T34"><text:tab/></text:span><text:span text:style-name="T35">To inform to the Embassy or Consulate of your country.</text:span></text:p>
        <text:p text:style-name="P15"/>
        <text:p text:style-name="P15"/>
        <text:p text:style-name="P15"><text:soft-page-break/></text:p>
        <text:p text:style-name="P18"><text:span text:style-name="T11">So that it may be officially recorded, these proceedings are issued and signed by the arrestee after reading the same together with the reporting officer and Secretary Officer which I </text:span><text:span text:style-name="T36">CER</text:span><text:span text:style-name="T37">T</text:span><text:span text:style-name="T36">I</text:span><text:span text:style-name="T38">F</text:span><text:span text:style-name="T37">Y</text:span><text:span text:style-name="T36">.</text:span></text:p>
        <text:p text:style-name="P19"/>
        <text:p text:style-name="P18"><text:span text:style-name="T12">Reporting Officer Signature.<text:tab/><text:tab/></text:span><text:span text:style-name="T11">Secre</text:span><text:span text:style-name="T29">tary Signature</text:span><text:span text:style-name="T11">.<text:tab/><text:tab/><text:tab/></text:span><text:span text:style-name="T14">Arrestee Signature.</text:span></text:p>
        <text:p text:style-name="P20"/>
        <text:p text:style-name="P15"/>
        <text:p text:style-name="P15"/>
        <text:p text:style-name="P15"/>
        <text:p text:style-name="P15"/>
        <text:p text:style-name="P1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501cm" fo:margin-top="0cm" fo:margin-bottom="0cm" style:contextual-spacing="false" fo:line-height="0.353cm" fo:orphans="0" fo:widows="0" fo:text-indent="0cm" style:auto-text-indent="false" style:writing-mode="lr-tb"/>
      <style:text-properties style:use-window-font-color="true" loext:opacity="0%" style:font-name="Times New Roman" fo:font-family="'Times New Roman'" style:font-family-generic="roman" style:font-pitch="variable" fo:font-size="10pt" fo:language="en" fo:country="US"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font-size="10pt"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text-properties fo:font-size="10pt" style:font-size-asian="10pt" style:font-name-complex="Times New Roman" style:font-family-complex="'Times New Roman'" style:font-family-generic-complex="roman" style:font-pitch-complex="variable" style:font-size-complex="10pt"/>
    </style:style>
    <style:style style:name="Párrafo_20_de_20_lista" style:display-name="Párrafo de lista"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loext:opacity="100%"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5z1" style:family="text">
      <style:text-properties style:font-name="Microsoft YaHei" fo:font-family="'Microsoft YaHei'" style:font-family-generic="swiss" style:font-pitch="variable" style:font-name-asian="Microsoft YaHei" style:font-family-asian="'Microsoft YaHei'" style:font-family-generic-asian="swiss" style:font-pitch-asian="variable" style:font-name-complex="Times New Roman" style:font-family-complex="'Times New Roman'"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 style:display-name="Fuente de párrafo predeter." style:family="text"/>
    <style:style style:name="Encabezado_20_Car" style:display-name="Encabezado Car" style:family="text">
      <style:text-properties fo:language="en" fo:country="US"/>
    </style:style>
    <style:style style:name="Pie_20_de_20_página_20_Car" style:display-name="Pie de página Car" style:family="text">
      <style:text-properties fo:language="en" fo:country="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3.926cm" fo:text-indent="-1cm" fo:margin-left="3.053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4.193cm" fo:text-indent="-0.635cm" fo:margin-left="4.193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5.463cm" fo:text-indent="-0.635cm" fo:margin-left="5.463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6.733cm" fo:text-indent="-0.635cm" fo:margin-left="6.733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8.003cm" fo:text-indent="-0.635cm" fo:margin-left="8.003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9.273cm" fo:text-indent="-0.635cm" fo:margin-left="9.273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10.543cm" fo:text-indent="-0.635cm" fo:margin-left="10.543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1.813cm" fo:text-indent="-0.635cm" fo:margin-left="11.813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3.083cm" fo:text-indent="-0.635cm" fo:margin-left="13.0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a" style:num-letter-sync="true">
        <style:list-level-properties text:list-level-position-and-space-mode="label-alignment">
          <style:list-level-label-alignment text:label-followed-by="listtab" fo:text-indent="-0.635cm" fo:margin-left="0.716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fo:text-indent="-0.635cm" fo:margin-left="1.986cm"/>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fo:text-indent="-0.318cm" fo:margin-left="3.256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fo:text-indent="-0.635cm" fo:margin-left="4.526cm"/>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fo:text-indent="-0.635cm" fo:margin-left="5.796cm"/>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fo:text-indent="-0.318cm" fo:margin-left="7.066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fo:text-indent="-0.635cm" fo:margin-left="8.336cm"/>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fo:text-indent="-0.635cm" fo:margin-left="9.606cm"/>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fo:text-indent="-0.318cm" fo:margin-left="10.8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3.926cm" fo:text-indent="-1cm" fo:margin-left="3.053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4.193cm" fo:text-indent="-0.635cm" fo:margin-left="4.193cm"/>
        </style:list-level-properties>
        <style:text-properties style:font-name="Microsoft YaHei"/>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5.463cm" fo:text-indent="-0.635cm" fo:margin-left="5.463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6.733cm" fo:text-indent="-0.635cm" fo:margin-left="6.733cm"/>
        </style:list-level-properties>
        <style:text-properties style:font-name="Symbol"/>
      </text:list-level-style-bullet>
      <text:list-level-style-bullet text:level="5" text:style-name="WW8Num5z4" loext:num-list-format="%5%." style:num-suffix="." text:bullet-char="o">
        <style:list-level-properties text:list-level-position-and-space-mode="label-alignment">
          <style:list-level-label-alignment text:label-followed-by="listtab" text:list-tab-stop-position="8.003cm" fo:text-indent="-0.635cm" fo:margin-left="8.003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9.273cm" fo:text-indent="-0.635cm" fo:margin-left="9.273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10.543cm" fo:text-indent="-0.635cm" fo:margin-left="10.543cm"/>
        </style:list-level-properties>
        <style:text-properties style:font-name="Symbol"/>
      </text:list-level-style-bullet>
      <text:list-level-style-bullet text:level="8" text:style-name="WW8Num5z4" loext:num-list-format="%8%." style:num-suffix="." text:bullet-char="o">
        <style:list-level-properties text:list-level-position-and-space-mode="label-alignment">
          <style:list-level-label-alignment text:label-followed-by="listtab" text:list-tab-stop-position="11.813cm" fo:text-indent="-0.635cm" fo:margin-left="11.813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3.083cm" fo:text-indent="-0.635cm" fo:margin-left="13.0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line-height="0.353cm"/>
      <style:text-properties fo:font-size="10pt" fo:language="none" fo:country="none" style:font-size-asian="10pt" style:language-asian="none" style:country-asian="none" style:font-size-complex="10pt"/>
    </style:style>
    <style:style style:name="MP2" style:family="paragraph" style:parent-style-name="Standard">
      <style:paragraph-properties fo:margin-left="-0.021cm" fo:margin-right="0cm" fo:margin-top="0cm" fo:margin-bottom="0cm" style:contextual-spacing="false" fo:line-height="0.321cm" fo:text-align="center" style:justify-single-word="false" fo:text-indent="0cm" style:auto-text-indent="false"/>
    </style:style>
    <style:style style:name="MP3" style:family="paragraph" style:parent-style-name="Standard">
      <style:paragraph-properties fo:margin-left="0.386cm" fo:margin-right="0.344cm" fo:margin-top="0.03cm" fo:margin-bottom="0cm" style:contextual-spacing="false" fo:line-height="100%" fo:text-align="center" style:justify-single-word="false" fo:text-indent="0cm" style:auto-text-indent="false"/>
    </style:style>
    <style:style style:name="MP4"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style>
    <style:style style:name="MP5"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text-properties style:font-name="Times New Roman" fo:font-size="9pt" style:font-size-asian="9pt" style:font-name-complex="Times New Roman" style:font-size-complex="9pt"/>
    </style:style>
    <style:style style:name="MP6" style:family="paragraph">
      <loext:graphic-properties draw:fill="solid" draw:fill-color="#c7c7c7" draw:opacity="100%"/>
      <style:paragraph-properties style:writing-mode="lr-tb"/>
    </style:style>
    <style:style style:name="MP7" style:family="paragraph" style:parent-style-name="Standard">
      <style:paragraph-properties fo:margin-left="0.035cm" fo:margin-right="0cm" fo:margin-top="0.005cm" fo:margin-bottom="0cm" style:contextual-spacing="false" fo:line-height="0.363cm" fo:text-indent="0cm" style:auto-text-indent="false"/>
    </style:style>
    <style:style style:name="MP8" style:family="paragraph" style:parent-style-name="Standard">
      <style:paragraph-properties fo:margin-left="0.035cm" fo:margin-right="0cm" fo:margin-top="0.005cm" fo:margin-bottom="0cm" style:contextual-spacing="false" fo:line-height="0.363cm" fo:text-indent="0cm" style:auto-text-indent="false"/>
      <style:text-properties style:font-name="Times New Roman" fo:font-size="9pt" style:font-size-asian="9pt" style:font-name-complex="Times New Roman" style:font-size-complex="9pt" style:text-scale="101%"/>
    </style:style>
    <style:style style:name="MP9" style:family="paragraph" style:parent-style-name="Header">
      <style:text-properties fo:font-size="10pt" style:font-size-asian="10pt" style:font-size-complex="10pt"/>
    </style:style>
    <style:style style:name="MT1"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MT2"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MT3" style:family="text">
      <style:text-properties style:font-name="Times New Roman" fo:font-size="9pt" fo:letter-spacing="0.011cm" fo:language="es" fo:country="ES" fo:font-weight="bold" style:font-size-asian="9pt" style:font-weight-asian="bold" style:font-name-complex="Times New Roman" style:font-size-complex="9pt" style:font-weight-complex="bold" style:text-scale="98%"/>
    </style:style>
    <style:style style:name="MT4" style:family="text">
      <style:text-properties style:font-name="Times New Roman" fo:font-size="9pt" fo:language="es" fo:country="ES" fo:font-weight="bold" style:font-size-asian="9pt" style:font-weight-asian="bold" style:font-name-complex="Times New Roman" style:font-size-complex="9pt" style:font-weight-complex="bold" style:text-scale="98%"/>
    </style:style>
    <style:style style:name="MT5"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MT6"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MT7" style:family="text">
      <style:text-properties style:font-name="Times New Roman" fo:font-size="9pt" fo:letter-spacing="0.009cm" fo:language="es" fo:country="ES" fo:font-weight="bold" style:font-size-asian="9pt" style:font-weight-asian="bold" style:font-name-complex="Times New Roman" style:font-size-complex="9pt" style:font-weight-complex="bold" style:text-scale="98%"/>
    </style:style>
    <style:style style:name="MT8"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MT9" style:family="text">
      <style:text-properties style:font-name="Times New Roman" fo:font-size="9pt" fo:language="es" fo:country="ES" fo:font-weight="bold" style:font-size-asian="9pt" style:font-weight-asian="bold" style:font-name-complex="Times New Roman" style:font-size-complex="9pt" style:font-weight-complex="bold"/>
    </style:style>
    <style:style style:name="MT10" style:family="text">
      <style:text-properties style:font-name="Times New Roman" fo:font-size="9pt" fo:letter-spacing="0.074cm" fo:language="es" fo:country="ES" fo:font-weight="bold" style:font-size-asian="9pt" style:font-weight-asian="bold" style:font-name-complex="Times New Roman" style:font-size-complex="9pt" style:font-weight-complex="bold"/>
    </style:style>
    <style:style style:name="MT11"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MT12" style:family="text">
      <style:text-properties style:font-name="Times New Roman" fo:font-size="9pt" fo:letter-spacing="0.076cm" fo:language="es" fo:country="ES" fo:font-weight="bold" style:font-size-asian="9pt" style:font-weight-asian="bold" style:font-name-complex="Times New Roman" style:font-size-complex="9pt" style:font-weight-complex="bold"/>
    </style:style>
    <style:style style:name="MT13" style:family="text">
      <style:text-properties style:font-name="Times New Roman" fo:font-size="9pt" fo:letter-spacing="-0.005cm" fo:language="es" fo:country="ES" fo:font-weight="bold" style:font-size-asian="9pt" style:font-weight-asian="bold" style:font-name-complex="Times New Roman" style:font-size-complex="9pt" style:font-weight-complex="bold" style:text-scale="98%"/>
    </style:style>
    <style:style style:name="MT14" style:family="text">
      <style:text-properties style:font-name="Times New Roman" fo:font-size="9pt" fo:language="es" fo:country="ES" style:font-size-asian="9pt" style:font-name-complex="Times New Roman" style:font-size-complex="9pt"/>
    </style:style>
    <style:style style:name="MT15" style:family="text">
      <style:text-properties style:font-name="Times New Roman" fo:font-size="9pt" fo:letter-spacing="-0.004cm" fo:language="es" fo:country="ES" style:font-size-asian="9pt" style:font-name-complex="Times New Roman" style:font-size-complex="9pt"/>
    </style:style>
    <style:style style:name="MT16" style:family="text">
      <style:text-properties style:font-name="Times New Roman" fo:font-size="9pt" fo:letter-spacing="-0.002cm" fo:language="es" fo:country="ES" style:font-size-asian="9pt" style:font-name-complex="Times New Roman" style:font-size-complex="9pt"/>
    </style:style>
    <style:style style:name="MT17" style:family="text">
      <style:text-properties style:font-name="Times New Roman" fo:font-size="9pt" fo:letter-spacing="-0.007cm" fo:language="es" fo:country="ES" style:font-size-asian="9pt" style:font-name-complex="Times New Roman" style:font-size-complex="9pt"/>
    </style:style>
    <style:style style:name="MT18" style:family="text">
      <style:text-properties style:font-name="Times New Roman" fo:font-size="9pt" fo:letter-spacing="0.009cm" fo:language="es" fo:country="ES" style:font-size-asian="9pt" style:font-name-complex="Times New Roman" style:font-size-complex="9pt"/>
    </style:style>
    <style:style style:name="MT19" style:family="text">
      <style:text-properties style:font-name="Times New Roman" fo:font-size="9pt" fo:letter-spacing="-0.009cm" fo:language="es" fo:country="ES" style:font-size-asian="9pt" style:font-name-complex="Times New Roman" style:font-size-complex="9pt"/>
    </style:style>
    <style:style style:name="MT20" style:family="text">
      <style:text-properties style:font-name="Times New Roman" fo:font-size="9pt" fo:letter-spacing="0.004cm" fo:language="es" fo:country="ES" style:font-size-asian="9pt" style:font-name-complex="Times New Roman" style:font-size-complex="9pt"/>
    </style:style>
    <style:style style:name="MT21" style:family="text">
      <style:text-properties style:font-name="Times New Roman" fo:font-size="9pt" fo:letter-spacing="-0.012cm" fo:language="es" fo:country="ES" style:font-name-asian="Times New Roman" style:font-size-asian="9pt" style:font-name-complex="Times New Roman" style:font-size-complex="9pt"/>
    </style:style>
    <style:style style:name="MT22" style:family="text">
      <style:text-properties style:font-name="Times New Roman" fo:font-size="9pt" fo:letter-spacing="0.009cm" fo:language="es" fo:country="ES" style:font-size-asian="9pt" style:font-name-complex="Times New Roman" style:font-size-complex="9pt" style:text-scale="99%"/>
    </style:style>
    <style:style style:name="MT23" style:family="text">
      <style:text-properties style:font-name="Times New Roman" fo:font-size="9pt" fo:language="es" fo:country="ES" style:font-size-asian="9pt" style:font-name-complex="Times New Roman" style:font-size-complex="9pt" style:text-scale="99%"/>
    </style:style>
    <style:style style:name="MT24" style:family="text">
      <style:text-properties style:font-name="Times New Roman" fo:font-size="9pt" fo:letter-spacing="-0.004cm" fo:language="es" fo:country="ES" style:font-size-asian="9pt" style:font-name-complex="Times New Roman" style:font-size-complex="9pt" style:text-scale="99%"/>
    </style:style>
    <style:style style:name="MT25" style:family="text">
      <style:text-properties style:font-name="Times New Roman" fo:font-size="9pt" fo:letter-spacing="0.004cm" fo:language="es" fo:country="ES" style:font-size-asian="9pt" style:font-name-complex="Times New Roman" style:font-size-complex="9pt" style:text-scale="99%"/>
    </style:style>
    <style:style style:name="MT26" style:family="text">
      <style:text-properties style:font-name="Times New Roman" fo:font-size="9pt" fo:letter-spacing="-0.002cm" fo:language="es" fo:country="ES" style:font-size-asian="9pt" style:font-name-complex="Times New Roman" style:font-size-complex="9pt" style:text-scale="99%"/>
    </style:style>
    <style:style style:name="MT27" style:family="text">
      <style:text-properties style:font-name="Times New Roman" fo:font-size="9pt" fo:letter-spacing="-0.009cm" fo:language="es" fo:country="ES" style:font-size-asian="9pt" style:font-name-complex="Times New Roman" style:font-size-complex="9pt" style:text-scale="99%"/>
    </style:style>
    <style:style style:name="MT28" style:family="text">
      <style:text-properties style:font-name="Times New Roman" fo:font-size="9pt" fo:letter-spacing="-0.005cm" style:font-size-asian="9pt" style:font-name-complex="Times New Roman" style:font-size-complex="9pt" style:text-scale="101%"/>
    </style:style>
    <style:style style:name="MT29" style:family="text">
      <style:text-properties style:font-name="Times New Roman" fo:font-size="9pt" fo:letter-spacing="0.004cm" style:font-size-asian="9pt" style:font-name-complex="Times New Roman" style:font-size-complex="9pt" style:text-scale="101%"/>
    </style:style>
    <style:style style:name="MT30" style:family="text">
      <style:text-properties style:font-name="Times New Roman" fo:font-size="9pt" fo:letter-spacing="-0.004cm" style:font-size-asian="9pt" style:font-name-complex="Times New Roman" style:font-size-complex="9pt" style:text-scale="101%"/>
    </style:style>
    <style:style style:name="MT31" style:family="text">
      <style:text-properties style:font-name="Times New Roman" fo:font-size="9pt" fo:letter-spacing="-0.002cm" style:font-size-asian="9pt" style:font-name-complex="Times New Roman" style:font-size-complex="9pt" style:text-scale="101%"/>
    </style:style>
    <style:style style:name="MT32" style:family="text">
      <style:text-properties style:font-name="Times New Roman" fo:font-size="9pt" style:font-size-asian="9pt" style:font-name-complex="Times New Roman" style:font-size-complex="9pt" style:text-scale="101%"/>
    </style:style>
    <style:style style:name="MT33" style:family="text">
      <style:text-properties style:font-name="Times New Roman" fo:font-size="9pt" fo:letter-spacing="-0.004cm" style:font-size-asian="9pt" style:font-name-complex="Times New Roman" style:font-size-complex="9pt"/>
    </style:style>
    <style:style style:name="MT34" style:family="text">
      <style:text-properties style:font-name="Times New Roman" fo:font-size="9pt" style:font-size-asian="9pt" style:font-name-complex="Times New Roman" style:font-size-complex="9pt"/>
    </style:style>
    <style:style style:name="MT35" style:family="text">
      <style:text-properties style:font-name="Times New Roman" fo:font-size="9pt" fo:letter-spacing="-0.012cm" fo:language="es" fo:country="ES" style:font-size-asian="9pt" style:font-name-complex="Times New Roman" style:font-size-complex="9pt"/>
    </style:style>
    <style:style style:name="MT36" style:family="text">
      <style:text-properties style:font-name="Times New Roman" fo:font-size="9pt" fo:letter-spacing="0.005cm" style:font-size-asian="9pt" style:font-name-complex="Times New Roman" style:font-size-complex="9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style:writing-mode="lr-tb" loext:decorative="false" fo:margin-left="0.319cm" fo:margin-right="0.3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c7c7c7" draw:opacity="100%" draw:textarea-horizontal-align="left" draw:textarea-vertical-align="top" draw:auto-grow-height="false" fo:min-height="0cm" fo:min-width="4.105cm" fo:padding-top="0.224cm" fo:padding-bottom="0.224cm" fo:padding-left="0.448cm" fo:padding-right="0.448cm" fo:wrap-option="wrap" draw:shadow-color="#808080" style:writing-mode="lr-tb" loext:decorative="false" style:run-through="background"/>
    </style:style>
    <style:page-layout style:name="Mpm1">
      <style:page-layout-properties fo:page-width="21.026cm" fo:page-height="29.7cm" style:num-format="1" style:print-orientation="portrait" fo:margin-top="1.221cm" fo:margin-bottom="0.494cm" fo:margin-left="3cm" fo:margin-right="2.02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48cm" fo:margin-left="0cm" fo:margin-right="0cm" fo:margin-bottom="2.35cm" style:dynamic-spacing="true"/>
      </style:header-style>
      <style:footer-style/>
    </style:page-layout>
    <style:page-layout style:name="Mpm2">
      <style:page-layout-properties fo:page-width="21.026cm" fo:page-height="29.7cm" style:num-format="1" style:print-orientation="portrait" fo:margin-top="1.27cm" fo:margin-bottom="0.494cm" fo:margin-left="3cm" fo:margin-right="2.02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1" text:anchor-type="char" svg:x="16.722cm" svg:y="1.244cm" svg:width="3.683cm" svg:height="2.24cm" draw:z-index="8"><draw:text-box><text:p text:style-name="MP2"><text:span text:style-name="MT1">D</text:span><text:span text:style-name="MT2">I</text:span><text:span text:style-name="MT3">R</text:span><text:span text:style-name="MT4">E</text:span><text:span text:style-name="MT5">CC</text:span><text:span text:style-name="MT6">I</text:span><text:span text:style-name="MT5">Ó</text:span><text:span text:style-name="MT4">N</text:span><text:span text:style-name="MT1"> </text:span><text:span text:style-name="MT5">G</text:span><text:span text:style-name="MT7">E</text:span><text:span text:style-name="MT5">N</text:span><text:span text:style-name="MT4">E</text:span><text:span text:style-name="MT7">R</text:span><text:span text:style-name="MT1">A</text:span><text:span text:style-name="MT4">L</text:span></text:p><text:p text:style-name="MP3"><text:span text:style-name="MT8">D</text:span><text:span text:style-name="MT9">E</text:span><text:span text:style-name="MT10"> </text:span><text:span text:style-name="MT11">L</text:span><text:span text:style-name="MT9">A</text:span><text:span text:style-name="MT12"> </text:span><text:span text:style-name="MT4">P</text:span><text:span text:style-name="MT13">O</text:span><text:span text:style-name="MT6">L</text:span><text:span text:style-name="MT2">I</text:span><text:span text:style-name="MT5">C</text:span><text:span text:style-name="MT6">Í</text:span><text:span text:style-name="MT4">A</text:span></text:p><text:p text:style-name="MP4"><text:span text:style-name="MT14">CU</text:span><text:span text:style-name="MT15">E</text:span><text:span text:style-name="MT14">R</text:span><text:span text:style-name="MT16">P</text:span><text:span text:style-name="MT14">O</text:span><text:span text:style-name="MT17"> </text:span><text:span text:style-name="MT14">N</text:span><text:span text:style-name="MT16">A</text:span><text:span text:style-name="MT18">C</text:span><text:span text:style-name="MT19">I</text:span><text:span text:style-name="MT20">O</text:span><text:span text:style-name="MT18">N</text:span><text:span text:style-name="MT15">A</text:span><text:span text:style-name="MT14">L</text:span></text:p><text:p text:style-name="MP4"><text:span text:style-name="MT21"><text:s/></text:span><text:span text:style-name="MT22">D</text:span><text:span text:style-name="MT23">E </text:span><text:span text:style-name="MT24">P</text:span><text:span text:style-name="MT25">O</text:span><text:span text:style-name="MT26">L</text:span><text:span text:style-name="MT23">I</text:span><text:span text:style-name="MT22">C</text:span><text:span text:style-name="MT27">I</text:span><text:span text:style-name="MT23">A</text:span></text:p><text:p text:style-name="MP5">(National Police Force Directorate General)</text:p></draw:text-box></draw:frame><draw:frame draw:style-name="Mfr2" draw:name="Imagen 6" text:anchor-type="char" svg:x="15.289cm" svg:y="1.244cm" svg:width="1.326cm" svg:height="1.873cm" draw:z-index="6"><draw:image xlink:href="Pictures/1000000100000068000000930266822D.png" xlink:type="simple" xlink:show="embed" xlink:actuate="onLoad" draw:mime-type="image/png"/></draw:frame><draw:g text:anchor-type="char" draw:z-index="2" draw:name="Group 3" draw:style-name="Mgr1"><draw:custom-shape draw:name="Freeform 4" draw:style-name="Mgr2" draw:text-style-name="MP6" svg:width="5.001cm" svg:height="0.301cm" svg:x="15.48cm" svg:y="0.709cm"><text:p/><draw:enhanced-geometry svg:viewBox="0 0 2835 170" draw:extrusion-allowed="true" draw:glue-points="0 872 2835 872 2835 702 0 702 0 872" draw:type="non-primitive" draw:enhanced-path="M 0 170 L 2835 170 2835 0 0 0 0 170 N"><draw:equation draw:name="f0" draw:formula="170+2835-170"/><draw:equation draw:name="f1" draw:formula=""/><draw:equation draw:name="f2" draw:formula="170+6-8"/><draw:equation draw:name="f3" draw:formula="(16384+1)/2"/><draw:equation draw:name="f4" draw:formula="1*-32768/5"/></draw:enhanced-geometry></draw:custom-shape></draw:g><draw:frame draw:style-name="Mfr1" draw:name="Marco2" text:anchor-type="char" svg:x="3.447cm" svg:y="2.245cm" svg:width="3.574cm" svg:height="1.106cm" draw:z-index="10"><draw:text-box><text:p text:style-name="MP7"><text:span text:style-name="MT28">M</text:span><text:span text:style-name="MT29">I</text:span><text:span text:style-name="MT30">N</text:span><text:span text:style-name="MT29">I</text:span><text:span text:style-name="MT30">S</text:span><text:span text:style-name="MT31">T</text:span><text:span text:style-name="MT30">ER</text:span><text:span text:style-name="MT28">I</text:span><text:span text:style-name="MT32">O </text:span><text:span text:style-name="MT33">DE</text:span><text:span text:style-name="MT34">L </text:span><text:span text:style-name="MT29">I</text:span><text:span text:style-name="MT30">N</text:span><text:span text:style-name="MT31">T</text:span><text:span text:style-name="MT30">ER</text:span><text:span text:style-name="MT28">I</text:span><text:span text:style-name="MT29">O</text:span><text:span text:style-name="MT32">R</text:span></text:p><text:p text:style-name="MP8">(Ministry of the Interior)</text:p></draw:text-box></draw:frame><draw:frame draw:style-name="Mfr2" draw:name="Imagen 5" text:anchor-type="char" svg:x="1.39cm" svg:y="1.496cm" svg:width="1.965cm" svg:height="2.085cm" draw:z-index="4"><draw:image xlink:href="Pictures/10000001000000A9000000B2767A8009.png" xlink:type="simple" xlink:show="embed" xlink:actuate="onLoad" draw:mime-type="image/png"/></draw:frame></text:p>
        <text:p text:style-name="MP9"/>
      </style:header>
    </style:master-page>
    <style:master-page style:name="Convertir_20_1" style:display-name="Convertir 1" style:page-layout-name="Mpm2" draw:style-name="Mdp1">
      <style:header>
        <text:p text:style-name="MP1"><draw:frame draw:style-name="Mfr1" draw:name="Marco3" text:anchor-type="char" svg:x="16.722cm" svg:y="1.446cm" svg:width="3.683cm" svg:height="2.028cm" draw:z-index="0"><draw:text-box><text:p text:style-name="MP2"><text:span text:style-name="MT1">D</text:span><text:span text:style-name="MT2">I</text:span><text:span text:style-name="MT3">R</text:span><text:span text:style-name="MT4">E</text:span><text:span text:style-name="MT5">CC</text:span><text:span text:style-name="MT6">I</text:span><text:span text:style-name="MT5">Ó</text:span><text:span text:style-name="MT4">N</text:span><text:span text:style-name="MT1"> </text:span><text:span text:style-name="MT5">G</text:span><text:span text:style-name="MT7">E</text:span><text:span text:style-name="MT5">N</text:span><text:span text:style-name="MT4">E</text:span><text:span text:style-name="MT7">R</text:span><text:span text:style-name="MT1">A</text:span><text:span text:style-name="MT4">L</text:span></text:p><text:p text:style-name="MP3"><text:span text:style-name="MT8">D</text:span><text:span text:style-name="MT9">E</text:span><text:span text:style-name="MT10"> </text:span><text:span text:style-name="MT11">L</text:span><text:span text:style-name="MT9">A</text:span><text:span text:style-name="MT12"> </text:span><text:span text:style-name="MT4">P</text:span><text:span text:style-name="MT13">O</text:span><text:span text:style-name="MT6">L</text:span><text:span text:style-name="MT2">I</text:span><text:span text:style-name="MT5">C</text:span><text:span text:style-name="MT6">Í</text:span><text:span text:style-name="MT4">A</text:span></text:p><text:p text:style-name="MP4"><text:span text:style-name="MT14">CU</text:span><text:span text:style-name="MT15">E</text:span><text:span text:style-name="MT14">R</text:span><text:span text:style-name="MT16">P</text:span><text:span text:style-name="MT14">O</text:span><text:span text:style-name="MT17"> </text:span><text:span text:style-name="MT14">N</text:span><text:span text:style-name="MT16">A</text:span><text:span text:style-name="MT18">C</text:span><text:span text:style-name="MT19">I</text:span><text:span text:style-name="MT20">O</text:span><text:span text:style-name="MT18">N</text:span><text:span text:style-name="MT15">A</text:span><text:span text:style-name="MT14">L</text:span><text:span text:style-name="MT35"> </text:span><text:span text:style-name="MT22">D</text:span><text:span text:style-name="MT23">E </text:span><text:span text:style-name="MT24">P</text:span><text:span text:style-name="MT25">O</text:span><text:span text:style-name="MT26">L</text:span><text:span text:style-name="MT23">I</text:span><text:span text:style-name="MT22">C</text:span><text:span text:style-name="MT27">I</text:span><text:span text:style-name="MT23">A</text:span></text:p><text:p text:style-name="MP5">(National Police Force Directorate General)</text:p></draw:text-box></draw:frame><draw:frame draw:style-name="Mfr1" draw:name="Marco4" text:anchor-type="char" svg:x="3.447cm" svg:y="2.245cm" svg:width="3.574cm" svg:height="1.106cm" draw:z-index="0"><draw:text-box><text:p text:style-name="MP7"><text:span text:style-name="MT28">M</text:span><text:span text:style-name="MT29">I</text:span><text:span text:style-name="MT30">N</text:span><text:span text:style-name="MT29">I</text:span><text:span text:style-name="MT30">S</text:span><text:span text:style-name="MT31">T</text:span><text:span text:style-name="MT30">ER</text:span><text:span text:style-name="MT28">I</text:span><text:span text:style-name="MT32">O </text:span><text:span text:style-name="MT33">DE</text:span><text:span text:style-name="MT34">L </text:span><text:span text:style-name="MT36"><text:s/></text:span><text:span text:style-name="MT29">I</text:span><text:span text:style-name="MT30">N</text:span><text:span text:style-name="MT31">T</text:span><text:span text:style-name="MT30">ER</text:span><text:span text:style-name="MT28">I</text:span><text:span text:style-name="MT29">O</text:span><text:span text:style-name="MT32">R</text:span></text:p><text:p text:style-name="MP8">(Ministry of the Interior)</text:p></draw:text-box></draw:frame><draw:g text:anchor-type="char" draw:z-index="0" draw:name="Group 3" draw:style-name="Mgr1"><draw:custom-shape draw:name="Freeform 4" draw:style-name="Mgr2" draw:text-style-name="MP6" svg:width="5.001cm" svg:height="0.301cm" svg:x="15.401cm" svg:y="1.238cm"><text:p/><draw:enhanced-geometry svg:viewBox="0 0 2835 170" draw:extrusion-allowed="true" draw:glue-points="0 872 2835 872 2835 702 0 702 0 872" draw:type="non-primitive" draw:enhanced-path="M 0 170 L 2835 170 2835 0 0 0 0 170 N"><draw:equation draw:name="f0" draw:formula="170+2835-170"/><draw:equation draw:name="f1" draw:formula=""/><draw:equation draw:name="f2" draw:formula="170+6-8"/><draw:equation draw:name="f3" draw:formula="(16384+1)/2"/><draw:equation draw:name="f4" draw:formula="1*-32768/5"/></draw:enhanced-geometry></draw:custom-shape></draw:g><draw:frame draw:style-name="Mfr2" draw:name="Imagen1" text:anchor-type="char" svg:x="1.39cm" svg:y="1.496cm" svg:width="1.965cm" svg:height="2.085cm" draw:z-index="0"><draw:image xlink:href="Pictures/10000001000000A9000000B2767A8009.png" xlink:type="simple" xlink:show="embed" xlink:actuate="onLoad" draw:mime-type="image/png"/></draw:frame><draw:frame draw:style-name="Mfr2" draw:name="Imagen2" text:anchor-type="char" svg:x="15.316cm" svg:y="1.799cm" svg:width="1.326cm" svg:height="1.873cm" draw:z-index="0"><draw:image xlink:href="Pictures/1000000100000068000000930266822D.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SUMEN  DE  ACTUACIONES  YA  REALIZADAS</dc:title>
    <dc:subject/>
    <meta:keyword/>
    <dc:description/>
    <meta:initial-creator>vlcj3df8</meta:initial-creator>
    <meta:creation-date>2015-12-16T12:38:00</meta:creation-date>
    <dc:date>2025-09-10T11:07:47.489627800</dc:date>
    <meta:print-date>2025-04-07T18:24:06.932000000</meta:print-date>
    <meta:editing-cycles>21</meta:editing-cycles>
    <meta:editing-duration>PT8H23M24S</meta:editing-duration>
    <meta:generator>LibreOffice/25.2.3.2$Windows_x86 LibreOffice_project/bbb074479178df812d175f709636b368952c2ce3</meta:generator>
    <meta:document-statistic meta:table-count="0" meta:image-count="4" meta:object-count="0" meta:page-count="2" meta:paragraph-count="46" meta:word-count="696" meta:character-count="4332" meta:non-whitespace-character-count="3659"/>
  </office:meta>
</office:document-meta>
</file>

<file path=EmbeddedDatabase/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db="urn:oasis:names:tc:opendocument:xmlns:database:1.0" office:version="1.3">
  <office:scripts/>
  <office:font-face-decls/>
  <office:automatic-styles/>
  <office:body>
    <office:database>
      <db:data-source>
        <db:connection-data>
          <db:database-description>
            <db:file-based-database xlink:href="../../FORMULARIO%20DETENIDO.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